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office:version="1.2">
  <office:automatic-styles/>
  <office:body>
    <office:text>
      <text:h text:outline-level="1">Project BeAxa (BA) — Proposal v1.1</text:h>
      <text:p>0. Executive Summary</text:p>
      <text:p>In an age of polarized content and synthetic actors, online platforms must balance user expression with safety, accuracy, and civility — without compromising privacy. Project BeAxa (BA) is a modular, pseudonym-friendly AI moderation stack, designed to empower civic platforms like GroupBuild with real-time ethical filtering, bot detection, and identity-disclosure warnings — all without exposing user identities.</text:p>
      <text:h text:outline-level="1">1. Project Overview</text:h>
      <text:p>[Insert detailed content for 1. Project Overview here]</text:p>
      <text:h text:outline-level="1">2. Functional Capabilities</text:h>
      <text:p>[Insert detailed content for 2. Functional Capabilities here]</text:p>
      <text:h text:outline-level="1">3. System Architecture</text:h>
      <text:p>[Insert detailed content for 3. System Architecture here]</text:p>
      <text:h text:outline-level="1">4. Vendor Services &amp; Budget</text:h>
      <text:p>[Insert detailed content for 4. Vendor Services &amp; Budget here]</text:p>
      <text:h text:outline-level="1">5. Implementation Roadmap</text:h>
      <text:p>[Insert detailed content for 5. Implementation Roadmap here]</text:p>
      <text:h text:outline-level="1">6. Branding &amp; Marketing Strategy</text:h>
      <text:p>[Insert detailed content for 6. Branding &amp; Marketing Strategy here]</text:p>
      <text:h text:outline-level="1">7. Transparency &amp; Trust Enhancements</text:h>
      <text:p>[Insert detailed content for 7. Transparency &amp; Trust Enhancements here]</text:p>
      <text:p>[GRAPHIC PLACEHOLDER: Figure 1: Architecture Diagram]</text:p>
      <text:p>[GRAPHIC PLACEHOLDER: Figure 2: Tagging Flowchart]</text:p>
      <text:p>[GRAPHIC PLACEHOLDER: Figure 3: Budget Table]</text:p>
      <text:p>[GRAPHIC PLACEHOLDER: Figure 4: Gantt-style Implementation Timeline]</text:p>
      <text:p>[GRAPHIC PLACEHOLDER: Figure 5: Trust &amp; Transparency Layers]</text:p>
      <text:p>[CORPORATE LETTERHEAD LOGO PLACEHOLDER]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office:version="1.2">
  <office:styles>
    <style:style style:name="Standard" style:family="paragraph" style:display-name="Standard">
      <style:paragraph-properties/>
      <style:text-properties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